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4pt" style:text-underline-style="none" fo:font-weight="normal" style:font-size-asian="12.25pt" style:font-weight-asian="normal" style:font-size-complex="14pt" style:font-weight-complex="normal"/>
    </style:style>
    <style:style style:name="P2" style:family="paragraph" style:parent-style-name="Standard">
      <style:paragraph-properties fo:text-align="justify" style:justify-single-word="false"/>
      <style:text-properties style:font-name="Arial" fo:font-size="14pt" fo:font-weight="normal"/>
    </style:style>
    <style:style style:name="P3" style:family="paragraph" style:parent-style-name="Standard">
      <style:paragraph-properties fo:text-align="center" style:justify-single-word="false"/>
      <style:text-properties fo:color="#00508f" style:font-name="Arial" fo:font-size="21pt" style:text-underline-style="solid" style:text-underline-width="auto" style:text-underline-color="font-color" fo:font-weight="bold" style:font-size-asian="21pt" style:font-weight-asian="bold" style:font-size-complex="21pt" style:font-weight-complex="bold"/>
    </style:style>
    <style:style style:name="P4" style:family="paragraph" style:parent-style-name="Standard">
      <style:paragraph-properties fo:text-align="justify" style:justify-single-word="false"/>
      <style:text-properties fo:color="#1b75bc" style:font-name="Arial" fo:font-size="18pt" style:text-underline-style="none" fo:font-weight="normal" style:font-size-asian="18pt" style:font-weight-asian="normal" style:font-size-complex="18pt" style:font-weight-complex="normal"/>
    </style:style>
    <style:style style:name="P5" style:family="paragraph" style:parent-style-name="Standard">
      <style:paragraph-properties fo:text-align="justify" style:justify-single-word="false"/>
      <style:text-properties fo:color="#1b75bc" style:font-name="Arial" fo:font-size="18pt" style:text-underline-style="solid" style:text-underline-width="auto" style:text-underline-color="font-color" fo:font-weight="normal" style:font-size-asian="18pt" style:font-weight-asian="normal" style:font-size-complex="18pt" style:font-weight-complex="normal"/>
    </style:style>
    <style:style style:name="P6" style:family="paragraph" style:parent-style-name="Standard">
      <style:paragraph-properties fo:text-align="justify" style:justify-single-word="false"/>
      <style:text-properties fo:font-variant="normal" fo:text-transform="none" fo:color="#111111" style:font-name="Arial" fo:font-size="14pt" fo:letter-spacing="normal" fo:font-style="normal" fo:font-weight="normal" style:font-size-asian="14pt" style:font-size-complex="14pt"/>
    </style:style>
    <style:style style:name="P7" style:family="paragraph" style:parent-style-name="Standard">
      <style:paragraph-properties fo:text-align="justify" style:justify-single-word="false"/>
      <style:text-properties fo:font-variant="normal" fo:text-transform="none" fo:color="#111111" style:font-name="Arial" fo:font-size="14pt" fo:letter-spacing="normal" fo:font-style="normal" style:text-underline-style="none" fo:font-weight="normal" style:font-size-asian="14pt" style:font-weight-asian="normal" style:font-size-complex="14pt" style:font-weight-complex="normal"/>
    </style:style>
    <style:style style:name="P8" style:family="paragraph" style:parent-style-name="Standard">
      <style:paragraph-properties fo:text-align="justify" style:justify-single-word="false">
        <style:tab-stops>
          <style:tab-stop style:position="9.922cm"/>
        </style:tab-stops>
      </style:paragraph-properties>
      <style:text-properties fo:font-variant="normal" fo:text-transform="none" fo:color="#111111" style:font-name="Arial" fo:font-size="14pt" fo:letter-spacing="normal" fo:font-style="normal" style:text-underline-style="none" fo:font-weight="normal"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variant="normal" fo:text-transform="none" fo:color="#000000" style:font-name="Arial" fo:font-size="14pt" fo:letter-spacing="normal" fo:font-style="normal" style:text-underline-style="none" fo:font-weight="normal" style:font-size-asian="14pt" style:font-weight-asian="normal" style:font-size-complex="14pt"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color="#000000" style:font-name="Arial" fo:font-size="14pt" style:text-underline-style="none" fo:font-weight="normal" style:font-size-asian="12.25pt" style:font-weight-asian="normal" style:font-size-complex="14pt" style:font-weight-complex="normal"/>
    </style:style>
    <style:style style:name="P12" style:family="paragraph" style:parent-style-name="Text_20_body">
      <style:paragraph-properties fo:margin-left="0cm" fo:margin-right="0cm" fo:margin-top="0cm" fo:margin-bottom="0.529cm" fo:text-align="justify" style:justify-single-word="false" fo:orphans="2" fo:widows="2" fo:text-indent="0cm" style:auto-text-indent="false" fo:padding="0cm" fo:border="none"/>
    </style:style>
    <style:style style:name="P13" style:family="paragraph" style:parent-style-name="Standard" style:list-style-name="L1">
      <style:paragraph-properties fo:text-align="justify" style:justify-single-word="false"/>
      <style:text-properties fo:font-variant="normal" fo:text-transform="none" fo:color="#111111" style:font-name="Arial" fo:font-size="14pt" fo:letter-spacing="normal" fo:font-style="normal" style:text-underline-style="none" fo:font-weight="normal" style:font-size-asian="14pt" style:font-weight-asian="normal" style:font-size-complex="14pt" style:font-weight-complex="normal"/>
    </style:style>
    <style:style style:name="P14" style:family="paragraph" style:parent-style-name="Standard" style:list-style-name="L2">
      <style:paragraph-properties fo:text-align="justify" style:justify-single-word="false"/>
      <style:text-properties fo:font-variant="normal" fo:text-transform="none" fo:color="#111111" style:font-name="Arial" fo:font-size="14pt" fo:letter-spacing="normal" fo:font-style="normal" style:text-underline-style="none" fo:font-weight="normal" style:font-size-asian="14pt" style:font-weight-asian="normal" style:font-size-complex="14pt" style:font-weight-complex="normal"/>
    </style:style>
    <style:style style:name="P15" style:family="paragraph" style:parent-style-name="Standard" style:list-style-name="L2">
      <style:paragraph-properties fo:text-align="justify" style:justify-single-word="false"/>
      <style:text-properties fo:font-variant="normal" fo:text-transform="none" fo:color="#000000" style:font-name="Arial" fo:font-size="14pt" fo:letter-spacing="normal" fo:font-style="normal" style:text-underline-style="none" fo:font-weight="normal" style:font-size-asian="14pt" style:font-weight-asian="normal" style:font-size-complex="14pt" style:font-weight-complex="normal"/>
    </style:style>
    <style:style style:name="P16" style:family="paragraph" style:parent-style-name="Standard" style:list-style-name="L5">
      <style:paragraph-properties fo:text-align="justify" style:justify-single-word="false"/>
      <style:text-properties fo:font-variant="normal" fo:text-transform="none" fo:color="#000000" style:font-name="Arial" fo:font-size="14pt" fo:letter-spacing="normal" fo:font-style="normal" style:text-underline-style="none" fo:font-weight="normal" style:font-size-asian="14pt" style:font-weight-asian="normal" style:font-size-complex="14pt" style:font-weight-complex="normal"/>
    </style:style>
    <style:style style:name="P17" style:family="paragraph" style:parent-style-name="Standard" style:list-style-name="L6">
      <style:paragraph-properties fo:text-align="justify" style:justify-single-word="false"/>
      <style:text-properties fo:font-variant="normal" fo:text-transform="none" fo:color="#000000" style:font-name="Arial" fo:font-size="14pt" fo:letter-spacing="normal" fo:font-style="normal" style:text-underline-style="none" fo:font-weight="normal"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variant="normal" fo:text-transform="none" fo:color="#000000" style:font-name="Arial" fo:font-size="14pt" fo:letter-spacing="normal" fo:font-style="normal" style:text-underline-style="none" fo:font-weight="normal"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variant="normal" fo:text-transform="none" fo:color="#000000" style:font-name="Arial" fo:font-size="14pt" fo:letter-spacing="normal" fo:font-style="normal" style:text-underline-style="none" fo:font-weight="normal" style:font-size-asian="12.25pt" style:font-weight-asian="normal" style:font-size-complex="14pt" style:font-weight-complex="normal"/>
    </style:style>
    <style:style style:name="P20" style:family="paragraph" style:parent-style-name="Standard" style:list-style-name="L6">
      <style:paragraph-properties fo:text-align="justify" style:justify-single-word="false"/>
      <style:text-properties fo:font-variant="normal" fo:text-transform="none" fo:color="#000000" style:font-name="Arial" fo:font-size="14pt" fo:letter-spacing="normal" fo:font-style="normal" style:text-underline-style="none" fo:font-weight="normal" style:font-size-asian="12.25pt" style:font-weight-asian="normal" style:font-size-complex="14pt" style:font-weight-complex="normal"/>
    </style:style>
    <style:style style:name="P21" style:family="paragraph" style:parent-style-name="Standard" style:list-style-name="L1">
      <style:paragraph-properties fo:text-align="justify" style:justify-single-word="false"/>
    </style:style>
    <style:style style:name="P22" style:family="paragraph" style:parent-style-name="Standard" style:list-style-name="L3">
      <style:paragraph-properties fo:text-align="justify" style:justify-single-word="false"/>
      <style:text-properties style:font-name="Arial" fo:font-size="14pt" style:text-underline-style="none" fo:font-weight="normal" style:font-size-asian="12.25pt" style:font-weight-asian="normal" style:font-size-complex="14pt" style:font-weight-complex="normal"/>
    </style:style>
    <style:style style:name="P23" style:family="paragraph" style:parent-style-name="Standard" style:list-style-name="L4">
      <style:paragraph-properties fo:text-align="justify" style:justify-single-word="false"/>
      <style:text-properties style:font-name="Arial" fo:font-size="14pt" style:text-underline-style="none" fo:font-weight="normal" style:font-size-asian="12.25pt" style:font-weight-asian="normal" style:font-size-complex="14pt" style:font-weight-complex="normal"/>
    </style:style>
    <style:style style:name="P24" style:family="paragraph" style:parent-style-name="Standard" style:list-style-name="L5">
      <style:paragraph-properties fo:text-align="justify" style:justify-single-word="false"/>
      <style:text-properties style:font-name="Arial" fo:font-size="14pt" style:text-underline-style="none" fo:font-weight="normal"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fo:color="#000000" style:font-name="Arial" fo:font-size="14pt" style:text-underline-style="none" fo:font-weight="normal"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color="#000000" style:font-name="Arial" fo:font-size="14pt" style:text-underline-style="none" fo:font-weight="bold" style:font-size-asian="14pt" style:font-weight-asian="bold" style:font-size-complex="14pt" style:font-weight-complex="bold"/>
    </style:style>
    <style:style style:name="P27" style:family="paragraph" style:parent-style-name="Standard">
      <style:paragraph-properties fo:text-align="center" style:justify-single-word="false"/>
      <style:text-properties fo:color="#000000" style:font-name="Arial" fo:font-size="15pt" fo:font-weight="normal" style:font-size-asian="15pt" style:font-size-complex="15pt"/>
    </style:style>
    <style:style style:name="P28" style:family="paragraph" style:parent-style-name="Standard">
      <style:paragraph-properties fo:text-align="center" style:justify-single-word="false"/>
      <style:text-properties fo:color="#000000" style:font-name="Arial" fo:font-size="15pt" style:text-underline-style="none" fo:font-weight="bold" style:font-size-asian="15pt" style:font-weight-asian="bold" style:font-size-complex="15pt" style:font-weight-complex="bold"/>
    </style:style>
    <style:style style:name="P29" style:family="paragraph" style:parent-style-name="Text_20_body" style:list-style-name="L6">
      <style:paragraph-properties fo:text-align="justify" style:justify-single-word="false"/>
      <style:text-properties fo:font-variant="normal" fo:text-transform="none" fo:color="#000000" style:font-name="Arial" fo:font-size="14pt" fo:letter-spacing="normal" fo:font-style="normal" style:text-underline-style="none" fo:font-weight="normal" style:font-size-asian="14pt" style:font-weight-asian="normal" style:font-size-complex="14pt" style:font-weight-complex="normal"/>
    </style:style>
    <style:style style:name="T1" style:family="text">
      <style:text-properties fo:font-variant="normal" fo:text-transform="none" fo:color="#111111" fo:letter-spacing="normal" fo:font-style="normal" style:font-size-asian="14pt" style:font-size-complex="14pt"/>
    </style:style>
    <style:style style:name="T2" style:family="text">
      <style:text-properties fo:font-variant="normal" fo:text-transform="none" fo:color="#111111" style:font-name="Arial" fo:font-size="14pt" fo:letter-spacing="normal" fo:font-style="normal" style:text-underline-style="none" fo:font-weight="normal" style:font-size-asian="14pt" style:font-weight-asian="normal" style:font-size-complex="14pt" style:font-weight-complex="normal"/>
    </style:style>
    <style:style style:name="T3" style:family="text">
      <style:text-properties fo:font-variant="normal" fo:text-transform="none" fo:color="#111111" style:font-name="Arial" fo:font-size="14pt" fo:letter-spacing="normal" fo:font-style="normal" fo:font-weight="normal" style:font-size-asian="14pt" style:font-size-complex="14pt"/>
    </style:style>
    <style:style style:name="T4" style:family="text">
      <style:text-properties fo:font-variant="normal" fo:text-transform="none" fo:color="#000000" style:font-name="Arial" fo:font-size="14pt" fo:letter-spacing="normal" fo:font-style="normal" style:text-underline-style="none" fo:font-weight="normal" style:font-size-asian="14pt" style:font-weight-asian="normal" style:font-size-complex="14pt" style:font-weight-complex="normal"/>
    </style:style>
    <style:style style:name="T5" style:family="text">
      <style:text-properties fo:font-variant="normal" fo:text-transform="none" fo:color="#000000" style:font-name="Arial" fo:font-size="14pt" fo:letter-spacing="normal" fo:font-style="normal" style:text-underline-style="none" fo:font-weight="normal" style:font-size-asian="14pt" style:font-weight-asian="bold" style:font-size-complex="14pt" style:font-weight-complex="bold"/>
    </style:style>
    <style:style style:name="T6" style:family="text">
      <style:text-properties fo:font-variant="normal" fo:text-transform="none" fo:color="#000000" style:font-name="Arial" fo:font-size="14pt" fo:letter-spacing="normal" fo:font-style="normal" style:text-underline-style="none" fo:font-weight="normal" style:font-size-asian="14pt" style:font-size-complex="14pt"/>
    </style:style>
    <style:style style:name="T7" style:family="text">
      <style:text-properties fo:font-variant="normal" fo:text-transform="none" fo:color="#000000" style:font-name="Arial" fo:font-size="14pt" fo:letter-spacing="normal" fo:font-style="normal" fo:font-weight="normal" style:font-size-asian="14pt" style:font-size-complex="14pt"/>
    </style:style>
    <style:style style:name="T8" style:family="text">
      <style:text-properties fo:font-variant="normal" fo:text-transform="none" fo:color="#000000" style:font-name="Arial" fo:letter-spacing="normal" fo:font-style="normal" style:font-size-asian="14pt"/>
    </style:style>
    <style:style style:name="T9" style:family="text">
      <style:text-properties fo:font-variant="normal" fo:text-transform="none" fo:color="#000000" style:font-name="Arial" fo:letter-spacing="normal" fo:font-style="normal" style:text-underline-style="solid" style:text-underline-width="auto" style:text-underline-color="font-color" style:font-size-asian="14pt"/>
    </style:style>
    <style:style style:name="T10" style:family="text">
      <style:text-properties fo:font-variant="normal" fo:text-transform="none" fo:color="#000000" style:text-line-through-style="none" style:text-line-through-type="none" style:font-name="Arial" fo:font-size="14pt" fo:letter-spacing="normal" fo:font-style="normal" style:text-underline-style="none" fo:font-weight="normal" style:text-blinking="false" style:font-size-asian="14pt" style:font-weight-asian="bold" style:font-size-complex="14pt" style:font-weight-complex="bold"/>
    </style:style>
    <style:style style:name="T11" style:family="text">
      <style:text-properties fo:font-variant="normal" fo:text-transform="none" fo:color="#000000" style:text-line-through-style="none" style:text-line-through-type="none" style:font-name="Arial" fo:font-size="14pt" fo:letter-spacing="normal" fo:font-style="normal" style:text-underline-style="none" fo:font-weight="normal" style:text-blinking="false" style:font-size-asian="14pt" style:font-size-complex="14pt"/>
    </style:style>
    <style:style style:name="T12" style:family="text">
      <style:text-properties fo:font-variant="normal" fo:text-transform="none" fo:color="#1b75bc" style:font-name="Arial" fo:font-size="18pt" fo:letter-spacing="normal" fo:font-style="normal" style:text-underline-style="solid" style:text-underline-width="auto" style:text-underline-color="font-color" fo:font-weight="normal" style:font-size-asian="18pt" style:font-weight-asian="normal" style:font-size-complex="18pt" style:font-weight-complex="normal"/>
    </style:style>
    <style:style style:name="T13" style:family="text">
      <style:text-properties fo:font-variant="normal" fo:text-transform="none" fo:color="#1b75bc" style:font-name="Arial" fo:font-size="18pt" fo:letter-spacing="normal" fo:font-style="normal" style:text-underline-style="none" fo:font-weight="bold" style:font-size-asian="18pt" style:font-weight-asian="bold" style:font-size-complex="18pt" style:font-weight-complex="bold"/>
    </style:style>
    <style:style style:name="T14" style:family="text">
      <style:text-properties style:text-underline-style="none" style:font-size-asian="12.25pt" style:font-weight-asian="normal" style:font-size-complex="14pt" style:font-weight-complex="normal"/>
    </style:style>
    <style:style style:name="T15" style:family="text">
      <style:text-properties style:text-underline-style="solid" style:text-underline-width="auto" style:text-underline-color="font-color"/>
    </style:style>
    <style:style style:name="T16" style:family="text">
      <style:text-properties fo:font-size="18pt" style:font-size-asian="18pt" style:font-size-complex="18pt"/>
    </style:style>
    <style:style style:name="T17" style:family="text">
      <style:text-properties fo:color="#1b75bc" style:text-line-through-style="none" style:text-line-through-type="none" fo:font-size="18pt" style:text-underline-style="solid" style:text-underline-width="auto" style:text-underline-color="font-color" style:font-size-asian="18pt" style:font-weight-asian="normal" style:font-size-complex="18pt" style:font-weight-complex="normal"/>
    </style:style>
    <style:style style:name="T18" style:family="text">
      <style:text-properties fo:color="#1b75bc" fo:font-size="18pt" style:text-underline-style="solid" style:text-underline-width="auto" style:text-underline-color="font-color" style:font-size-asian="18pt" style:font-size-complex="18pt"/>
    </style:style>
    <style:style style:name="T19" style:family="text">
      <style:text-properties fo:color="#1b75bc" style:font-name="Arial" fo:font-size="18pt" style:text-underline-style="solid" style:text-underline-width="auto" style:text-underline-color="font-color" fo:font-weight="normal" style:font-size-asian="18pt" style:font-weight-asian="normal" style:font-size-complex="18pt" style:font-weight-complex="normal"/>
    </style:style>
    <style:style style:name="T20" style:family="text">
      <style:text-properties fo:color="#1b75bc" style:font-name="Arial" fo:font-size="18pt" style:text-underline-style="none" fo:font-weight="bold" style:font-size-asian="18pt" style:font-weight-asian="bold" style:font-size-complex="18pt" style:font-weight-complex="bold"/>
    </style:style>
    <style:style style:name="T21" style:family="text">
      <style:text-properties fo:color="#000000" fo:font-size="14pt" style:font-size-asian="12.25pt" style:font-size-complex="14pt"/>
    </style:style>
    <style:style style:name="T22" style:family="text">
      <style:text-properties fo:color="#000000" fo:font-size="14pt" style:text-underline-style="none" fo:font-weight="bold" style:font-size-asian="12.25pt" style:font-weight-asian="bold" style:font-size-complex="14pt" style:font-weight-complex="bold"/>
    </style:style>
    <style:style style:name="T23" style:family="text">
      <style:text-properties fo:color="#000000" fo:font-size="14pt" style:text-underline-style="none" style:font-size-asian="12.25pt" style:font-size-complex="14pt"/>
    </style:style>
    <style:style style:name="T24" style:family="text">
      <style:text-properties style:font-size-asian="12.25pt"/>
    </style:style>
    <style:style style:name="T25" style:family="text">
      <style:text-properties style:text-line-through-style="none" style:text-line-through-type="none"/>
    </style:style>
    <style:style style:name="T26" style:family="text">
      <style:text-properties style:text-line-through-style="none" style:text-line-through-type="none" fo:font-size="18pt" style:text-underline-style="solid" style:text-underline-width="auto" style:text-underline-color="font-color" style:font-size-asian="18pt" style:font-weight-asian="normal" style:font-size-complex="18pt" style:font-weight-complex="normal"/>
    </style:style>
    <style:style style:name="T27" style:family="text">
      <style:text-properties style:text-line-through-style="none" style:text-line-through-type="none" style:text-underline-style="solid" style:text-underline-width="auto" style:text-underline-color="font-color" style:font-weight-asian="normal" style:font-weight-complex="normal"/>
    </style:style>
    <style:style style:name="T28" style:family="text">
      <style:text-properties style:text-line-through-style="none" style:text-line-through-type="none"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JERCICIO <text:s/>1 <text:s/>ENTORNOS <text:s/>DE <text:s/>DESARROLLO</text:p>
      <text:p text:style-name="P1"/>
      <text:p text:style-name="P1"/>
      <text:p text:style-name="P28"><text:span text:style-name="T25">PABLO HERRÁN CASTRILLO</text:span></text:p>
      <text:p text:style-name="P28"><text:span text:style-name="T25">DA1D1E</text:span></text:p>
      <text:p text:style-name="P27"><text:span text:style-name="T27"/></text:p>
      <text:p text:style-name="P2"><text:span text:style-name="T17">Java:</text:span><text:span text:style-name="T14"> lenguaje de programación de alto nivel, orientado a objetos cuyo principal uso es el desarrollo de aplicaciones. J</text:span><text:span text:style-name="T1">ava permite desarrollar, implementar y utilizar de forma eficaz aplicaciones y servicios; desde portátiles hasta centros de datos. </text:span></text:p>
      <text:p text:style-name="P6"/>
      <text:p text:style-name="P7">Algunas de sus características son:</text:p>
      <text:list xml:id="list2009993328" text:style-name="L1">
        <text:list-item>
          <text:p text:style-name="P13">Es un lenguaje de alto nivel.</text:p>
        </text:list-item>
        <text:list-item>
          <text:p text:style-name="P13">Su sintaxis deriva de la de C pero tiene menos características de bajo nivel.</text:p>
        </text:list-item>
        <text:list-item>
          <text:p text:style-name="P13">Las aplicaciones java son compiladas a bytecode, es decir, pueden ser compiladas en cualquier máquina virtual de java sin importar la arquitectura de la máquina.</text:p>
        </text:list-item>
        <text:list-item>
          <text:p text:style-name="P13">Es orientado a objetos, es decir, trabaja con sus datos como objetos o como interfaces de objetos.</text:p>
        </text:list-item>
        <text:list-item>
          <text:p text:style-name="P13">Posee constructores y destructores de esos objetos.</text:p>
        </text:list-item>
        <text:list-item>
          <text:p text:style-name="P13">Tiene un recolector de basura para la eliminación de objetos, lo cual lo hace preferible tanto para la docencia como para el ámbito profesional.</text:p>
        </text:list-item>
        <text:list-item>
          <text:p text:style-name="P13">Es distribuido, es decir, dispone de numerosas librerías para poder interactuar con protocolos y funciones ya desarrolladas.</text:p>
        </text:list-item>
        <text:list-item>
          <text:p text:style-name="P13">Es robusto, es decir, proporciona comprobación de punteros, comprobación de limites de arrays, excepciones y verificación de bytecodes.</text:p>
        </text:list-item>
        <text:list-item>
          <text:p text:style-name="P13">Soporta encapsulación, consiste en que la manipulación de los atributos de las clases puedan hacerse solo desde métodos.</text:p>
        </text:list-item>
        <text:list-item>
          <text:p text:style-name="P13">Soporta herencia, consiste en poder hacer uso de métodos, así como atributos de otras clases de java.</text:p>
        </text:list-item>
        <text:list-item>
          <text:p text:style-name="P21"><text:span text:style-name="T2">Soporta polimorfismo, </text:span><text:span text:style-name="T3">se refiere a la propiedad por la que es posible enviar mensajes sintácticamente iguales a objetos de tipos distintos</text:span><text:span text:style-name="T2">.</text:span></text:p>
        </text:list-item>
      </text:list>
      <text:p text:style-name="P1"/>
      <text:p text:style-name="P1"/>
      <text:p text:style-name="P1"/>
      <text:p text:style-name="P1"/>
      <text:p text:style-name="P4"><text:span text:style-name="T15">Python:</text:span><text:span text:style-name="T21"> es un lenguaje de programación interpretado, dinámico y multiparadigma.</text:span></text:p>
      <text:p text:style-name="P11"/>
      <text:p text:style-name="P7">Algunas de sus características son:</text:p>
      <text:list xml:id="list2701540420" text:style-name="L2">
        <text:list-item>
          <text:p text:style-name="P14"><text:soft-page-break/>Es un lenguaje de programación multiparadigma, es decir, soporta orientación a objetos, programación imperativa, y en menor medida programación funcional.</text:p>
        </text:list-item>
        <text:list-item>
          <text:p text:style-name="P14">Emplea tipado variable para la administración de memoria, es decir, una variable puede tomar valores de distinto tipo en diferentes momentos.</text:p>
        </text:list-item>
        <text:list-item>
          <text:p text:style-name="P14">Emplea conteo de referencias para la administración de memoria, que es una técnica que se emplea para contabilizar las veces que un recurso es requerido.</text:p>
        </text:list-item>
        <text:list-item>
          <text:p text:style-name="P15">Resolución dinámica de nombres, es decir, lo que enlaza un método y un nombre de variable durante la ejecución del programa.</text:p>
        </text:list-item>
        <text:list-item>
          <text:p text:style-name="P15">Puede incluirse en aplicaciones que necesitan una interfaz programable.</text:p>
        </text:list-item>
      </text:list>
      <text:p text:style-name="P8"/>
      <text:p text:style-name="P1"/>
      <text:p text:style-name="P1"/>
      <text:p text:style-name="P1"/>
      <text:p text:style-name="P1"><text:span text:style-name="T18">C++:</text:span><text:span text:style-name="T16"> </text:span>es un lenguaje de programación de alto nivel híbrido, es decir, dispone de ciertas herramientas para la manipulación de objetos.</text:p>
      <text:p text:style-name="P1"/>
      <text:p text:style-name="P1">Algunas de sus características son:</text:p>
      <text:list xml:id="list1567610735" text:style-name="L3">
        <text:list-item>
          <text:p text:style-name="P22">Es un lenguaje de alto nivel.</text:p>
        </text:list-item>
      </text:list>
      <text:list xml:id="list2183913112" text:style-name="L4">
        <text:list-item>
          <text:p text:style-name="P23">Sintaxis heredada de C.</text:p>
        </text:list-item>
        <text:list-item>
          <text:p text:style-name="P23">Programación orientada a objetos.</text:p>
        </text:list-item>
        <text:list-item>
          <text:p text:style-name="P23">Es portátil.</text:p>
        </text:list-item>
        <text:list-item>
          <text:p text:style-name="P23">Tiene un gran numero de compiladores para diferentes plataformas.</text:p>
        </text:list-item>
        <text:list-item>
          <text:p text:style-name="P23">Permite la separación en módulos dentro de un mismo programa para realizar diferentes compilaciones.</text:p>
        </text:list-item>
        <text:list-item>
          <text:p text:style-name="P23">Permite la agrupación de instrucciones.</text:p>
        </text:list-item>
        <text:list-item>
          <text:p text:style-name="P23">Es un lenguaje fuertemente tipado.</text:p>
        </text:list-item>
        <text:list-item>
          <text:p text:style-name="P23">Soporta como java encapsulación,abstracción, herencia y polimorfismo.</text:p>
        </text:list-item>
        <text:list-item>
          <text:p text:style-name="P23">Soporta expresiones lambda.</text:p>
        </text:list-item>
        <text:list-item>
          <text:p text:style-name="P23">Control de excepciones.</text:p>
        </text:list-item>
        <text:list-item>
          <text:p text:style-name="P23">Basado en el uso de punteros.</text:p>
        </text:list-item>
        <text:list-item>
          <text:p text:style-name="P23">Al se un lenguaje compilado, tiene una gran eficiencia con el hardware.</text:p>
        </text:list-item>
        <text:list-item>
          <text:p text:style-name="P23">Es usado para el desarrollo de algunos Sos así como video juegos o motores gráficos para el desarrollo de los mismos.</text:p>
        </text:list-item>
      </text:list>
      <text:p text:style-name="P1"/>
      <text:p text:style-name="P1"/>
      <text:p text:style-name="P1"/>
      <text:p text:style-name="P1"/>
      <text:p text:style-name="P10"><text:span text:style-name="T19">JavaScript:</text:span><text:span text:style-name="T20"> </text:span><text:span text:style-name="T4">JavaScript es un lenguaje de programación que se utiliza principalmente para crear páginas web dinámicas . Una página web dinámica es aquella que incorpora efectos como texto que aparece y desaparece, </text:span><text:soft-page-break/><text:span text:style-name="T4">animaciones, acciones que se activan al pulsar botones y ventanas con mensajes de aviso al usuario.</text:span></text:p>
      <text:p text:style-name="P9"/>
      <text:p text:style-name="P9">Algunas de sus características son:</text:p>
      <text:list xml:id="list2017558223" text:style-name="L5">
        <text:list-item>
          <text:p text:style-name="P16">Es un lenguaje interpretado, lo que quiere decir que no es necesario compilar los programas para ejecutarlos.</text:p>
        </text:list-item>
        <text:list-item>
          <text:p text:style-name="P16">Está orientado a objetos.</text:p>
        </text:list-item>
        <text:list-item>
          <text:p text:style-name="P24"><text:span text:style-name="T8">Esta basado en prototipos, en vez de clases para el uso de herencia.s</text:span><text:span text:style-name="T9">s</text:span></text:p>
        </text:list-item>
        <text:list-item>
          <text:p text:style-name="P16">Es imperativo.</text:p>
        </text:list-item>
        <text:list-item>
          <text:p text:style-name="P16">Está débilmente tipado.</text:p>
        </text:list-item>
        <text:list-item>
          <text:p text:style-name="P16">Es dinámico. </text:p>
        </text:list-item>
        <text:list-item>
          <text:p text:style-name="P16">Es funcional.</text:p>
        </text:list-item>
      </text:list>
      <text:p text:style-name="P1"/>
      <text:p text:style-name="P1"/>
      <text:p text:style-name="P1"/>
      <text:p text:style-name="P1"/>
      <text:p text:style-name="P5">PHP:<text:span text:style-name="T22"> </text:span><text:span text:style-name="T23">es un lenguaje de programación de propósito general, de código del lado del servidor, diseñado para el preprocesado del texto plano. Es de fácil implementación en documentos HTML, aunque hay que resaltar que PHP no genera HTML, sino que ofrece una salida de texto con codificación UTF-8 compatible con HTML.</text:span></text:p>
      <text:p text:style-name="P11"/>
      <text:p text:style-name="P19">Algunas de sus características son:</text:p>
      <text:list xml:id="list2611514803" text:style-name="L6">
        <text:list-item>
          <text:p text:style-name="P17"><text:span text:style-name="T24">Orientado al desarrollo de aplicaciones web.</text:span></text:p>
        </text:list-item>
        <text:list-item>
          <text:p text:style-name="P20">El código fuente es invisible al navegador.</text:p>
        </text:list-item>
        <text:list-item>
          <text:p text:style-name="P20">Posee una amplia colección de librerías y framaworks.</text:p>
        </text:list-item>
        <text:list-item>
          <text:p text:style-name="P20">Tiene manejo de excepciones.</text:p>
        </text:list-item>
        <text:list-item>
          <text:p text:style-name="P20">Es libre.</text:p>
        </text:list-item>
        <text:list-item>
          <text:p text:style-name="P20">Permite la programación orientada a objetos.</text:p>
        </text:list-item>
        <text:list-item>
          <text:p text:style-name="P29">No requiere definición de tipos de variables aunque sus variables se pueden evaluar también por el tipo que estén manejando en tiempo de ejecución.</text:p>
        </text:list-item>
      </text:list>
      <text:p text:style-name="P11"/>
      <text:p text:style-name="P11"/>
      <text:p text:style-name="P10"><text:span text:style-name="T19">Metodología AGILE:</text:span><text:span text:style-name="T20"> </text:span><text:span text:style-name="T5">El término ‘Agile’ se refiere a las </text:span><text:span text:style-name="Strong_20_Emphasis"><text:span text:style-name="T6">metodologías ágiles</text:span></text:span><text:span text:style-name="T5">. Recoge unas técnicas para la gestión de proyectos en las que se utiliza un enfoque incremental e iterativo </text:span><text:a xlink:type="simple" xlink:href="https://www.cibernos.com/gestion-de-proyectos" office:target-frame-name="_blank" xlink:show="new" text:style-name="Internet_20_link" text:visited-style-name="Visited_20_Internet_20_Link"><text:span text:style-name="T10">para gestionar los proyectos</text:span></text:a><text:span text:style-name="T5">. </text:span></text:p>
      <text:p text:style-name="P18"/>
      <text:p text:style-name="P12"><text:span text:style-name="T7">Si seguimos un desarrollo ágil</text:span><text:span text:style-name="T11"> </text:span><text:span text:style-name="T7">estaremos siguiendo </text:span><text:span text:style-name="Strong_20_Emphasis"><text:span text:style-name="T7">un ciclo de vida adaptativo frente a los cambios</text:span></text:span><text:span text:style-name="T7">. Tiene la peculiaridad de que el producto va evolucionando a lo largo de todo el proyecto, por lo que ni se diseña ni se planifica por adelantado. ¿El objetivo? Tener una </text:span><text:span text:style-name="Strong_20_Emphasis"><text:span text:style-name="T7">mayor flexibilidad ante la presencia de cambios</text:span></text:span><text:span text:style-name="T7">. Asimismo, en un entorno de desarrollo agile se va </text:span><text:soft-page-break/><text:span text:style-name="T7">creando y presentando el producto al cliente en intervalos cortos que se conocen bajo el nombre de ‘</text:span><text:span text:style-name="Strong_20_Emphasis"><text:span text:style-name="T7">sprints</text:span></text:span><text:span text:style-name="T7">’.</text:span></text:p>
      <text:p text:style-name="P12"><text:span text:style-name="Strong_20_Emphasis"><text:span text:style-name="T7">Agile es la metodología a seguir ideal para los proyectos de IT </text:span></text:span><text:span text:style-name="T7">en los que hay cambios constantes, con mucha rapidez</text:span><text:span text:style-name="T11"> </text:span><text:span text:style-name="T7">debido a nuevas decisiones del cliente o cambios en el entorno. Por lo que llega para que los cambios a última hora no dejen de ser un problema, porque permite una </text:span><text:span text:style-name="Strong_20_Emphasis"><text:span text:style-name="T7">gran flexibilidad</text:span></text:span><text:span text:style-name="T7">.</text:span></text:p>
      <text:p text:style-name="P12"><text:span text:style-name="T12">Metodología SCRUM:</text:span><text:span text:style-name="T13"> </text:span><text:span text:style-name="T4">se</text:span><text:span text:style-name="T7"> trata de un proceso en el que </text:span><text:span text:style-name="Strong_20_Emphasis"><text:span text:style-name="T7">se aplican un conjunto de buenas prácticas </text:span></text:span><text:span text:style-name="T7">de manera regular. Se trabaja colaboratívamente, en equipo y se van realizando entregas parciales y regulares del producto final.</text:span></text:p>
      <text:p text:style-name="P12"><text:span text:style-name="T7">A menudo Scrum se utiliza en </text:span><text:span text:style-name="Strong_20_Emphasis"><text:span text:style-name="T7">proyectos complejos</text:span></text:span><text:span text:style-name="T7">, donde los requisitos son cambiantes y/o están poco definidos desde su inicio. Asimismo, también se emplea como solución para resolver situaciones límite: </text:span><text:span text:style-name="Emphasis"><text:span text:style-name="T7">excesivos costes, retrasos en la entrega, calidad no aceptable, </text:span></text:span><text:span text:style-name="T7">etc.</text:span></text:p>
      <text:p text:style-name="P12"><text:span text:style-name="T7">La manera de trabajar en un proyecto Scrum pasa por </text:span><text:span text:style-name="Strong_20_Emphasis"><text:span text:style-name="T7">ciclos temporales cortos </text:span></text:span><text:span text:style-name="T7">y de una duración fija. Son iteraciones de unas 2 semanas y que le van mostrando al cliente como quedaría el producto final.</text:span></text:p>
      <text:p text:style-name="P12"><text:span text:style-name="T7">Aún así, debido a que Scrum sigue la estrategia de </text:span><text:span text:style-name="Strong_20_Emphasis"><text:span text:style-name="T7">desarrollo incremental </text:span></text:span><text:span text:style-name="T7">de los marcos de desarrollo ágiles, es normal tener dudas acerca de qué metodología seguir.</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Raleway" svg:font-family="Raleway"/>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6:10:41.648520828</meta:creation-date>
    <dc:date>2019-10-30T15:19:19.802840528</dc:date>
    <meta:editing-duration>PT20M33S</meta:editing-duration>
    <meta:editing-cycles>4</meta:editing-cycles>
    <meta:generator>LibreOffice/6.0.7.3$Linux_X86_64 LibreOffice_project/00m0$Build-3</meta:generator>
    <meta:document-statistic meta:table-count="0" meta:image-count="0" meta:object-count="0" meta:page-count="4" meta:paragraph-count="64" meta:word-count="1032" meta:character-count="6353" meta:non-whitespace-character-count="5422"/>
  </office:meta>
</office:document-meta>
</file>